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0 0 4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1.118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US"/>
    </style:style>
    <style:style style:name="P4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44" style:parent-style-name="Standard" style:family="paragraph">
      <style:paragraph-properties fo:text-align="justify" fo:margin-top="0.1666in" fo:line-height="100%"/>
    </style:style>
    <style:style style:name="P4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48" style:parent-style-name="DefaultParagraphFont" style:family="text">
      <style:text-properties fo:language="en" fo:country="US"/>
    </style:style>
    <style:style style:name="P4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T54" style:parent-style-name="DefaultParagraphFont" style:family="text">
      <style:text-properties fo:language="en" fo:country="US"/>
    </style:style>
    <style:style style:name="P5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justify" fo:margin-top="0.1666in" fo:line-height="100%"/>
    </style:style>
    <style:style style:name="T62" style:parent-style-name="DefaultParagraphFont" style:family="text">
      <style:text-properties fo:language="en" fo:country="US"/>
    </style:style>
    <style:style style:name="P6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5" style:parent-style-name="Standard" style:family="paragraph">
      <style:paragraph-properties fo:text-align="justify" fo:margin-top="0.1666in" fo:line-height="100%"/>
    </style:style>
    <style:style style:name="T66" style:parent-style-name="DefaultParagraphFont" style:family="text">
      <style:text-properties fo:language="en" fo:country="US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P6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justify" fo:margin-top="0.1666in" fo:line-height="100%"/>
    </style:style>
    <style:style style:name="T79" style:parent-style-name="DefaultParagraphFont" style:family="text">
      <style:text-properties fo:language="en" fo:country="US"/>
    </style:style>
    <style:style style:name="P80" style:parent-style-name="Standard" style:family="paragraph">
      <style:paragraph-properties fo:text-align="justify" fo:margin-top="0.1666in" fo:line-height="100%"/>
    </style:style>
    <style:style style:name="T81" style:parent-style-name="DefaultParagraphFont" style:family="text">
      <style:text-properties fo:language="en" fo:country="US"/>
    </style:style>
    <style:style style:name="P82" style:parent-style-name="Standard" style:family="paragraph">
      <style:paragraph-properties fo:text-align="justify" fo:margin-top="0.1666in" fo:line-height="100%"/>
    </style:style>
    <style:style style:name="TableRow83" style:family="table-row">
      <style:table-row-properties style:min-row-height="2.7326in" style:use-optimal-row-height="false"/>
    </style:style>
    <style:style style:name="TableCell8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center" fo:margin-top="0.1666in" fo:line-height="100%"/>
    </style:style>
    <style:style style:name="T86" style:parent-style-name="DefaultParagraphFont" style:family="text">
      <style:text-properties fo:font-weight="bold" style:font-weight-asian="bold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89" style:parent-style-name="DefaultParagraphFont" style:family="text">
      <style:text-properties fo:language="en" fo:country="US"/>
    </style:style>
    <style:style style:name="P9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9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9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 fo:margin-top="0.1666in" fo:line-height="100%"/>
    </style:style>
    <style:style style:name="T95" style:parent-style-name="DefaultParagraphFont" style:family="text">
      <style:text-properties fo:language="en" fo:country="US"/>
    </style:style>
    <style:style style:name="P9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9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9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T101" style:parent-style-name="DefaultParagraphFont" style:family="text">
      <style:text-properties fo:language="en" fo:country="US"/>
    </style:style>
    <style:style style:name="P10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0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0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0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06" style:parent-style-name="Standard" style:family="paragraph">
      <style:paragraph-properties fo:text-align="justify" fo:margin-top="0.1666in" fo:line-height="100%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 fo:margin-top="0.1666in" fo:line-height="100%"/>
    </style:style>
    <style:style style:name="P109" style:parent-style-name="Standard" style:family="paragraph">
      <style:paragraph-properties fo:text-align="justify" fo:margin-top="0.1666in" fo:line-height="100%"/>
    </style:style>
    <style:style style:name="T110" style:parent-style-name="DefaultParagraphFont" style:family="text">
      <style:text-properties fo:language="en" fo:country="US"/>
    </style:style>
    <style:style style:name="P11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1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1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14" style:parent-style-name="Standard" style:family="paragraph">
      <style:paragraph-properties fo:text-align="justify" fo:margin-top="0.1666in" fo:line-height="100%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T117" style:parent-style-name="DefaultParagraphFont" style:family="text">
      <style:text-properties fo:language="en" fo:country="US"/>
    </style:style>
    <style:style style:name="P11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19" style:parent-style-name="Standard" style:family="paragraph">
      <style:paragraph-properties fo:text-align="justify" fo:margin-top="0.1666in" fo:line-height="100%"/>
    </style:style>
    <style:style style:name="T120" style:parent-style-name="DefaultParagraphFont" style:family="text">
      <style:text-properties fo:language="en" fo:country="US"/>
    </style:style>
    <style:style style:name="P12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2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2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justify" fo:margin-top="0.1666in" fo:line-height="100%"/>
    </style:style>
    <style:style style:name="P12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2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2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29" style:parent-style-name="Standard" style:family="paragraph">
      <style:paragraph-properties fo:text-align="justify" fo:margin-top="0.1666in" fo:line-height="100%"/>
    </style:style>
    <style:style style:name="TableRow130" style:family="table-row">
      <style:table-row-properties style:min-row-height="1.0868in" style:use-optimal-row-height="false"/>
    </style:style>
    <style:style style:name="TableCell131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center" fo:margin-top="0.1666in" fo:line-height="100%"/>
    </style:style>
    <style:style style:name="T133" style:parent-style-name="DefaultParagraphFont" style:family="text">
      <style:text-properties fo:font-weight="bold" style:font-weight-asian="bold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3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3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3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3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justify" fo:margin-top="0.1666in" fo:line-height="100%"/>
    </style:style>
    <style:style style:name="P14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justify" fo:margin-top="0.1666in" fo:line-height="100%"/>
    </style:style>
    <style:style style:name="T145" style:parent-style-name="DefaultParagraphFont" style:family="text">
      <style:text-properties fo:language="en" fo:country="US"/>
    </style:style>
    <style:style style:name="P14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4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5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text-align="justify" fo:margin-top="0.1666in" fo:line-height="100%"/>
    </style:style>
    <style:style style:name="P153" style:parent-style-name="Standard" style:family="paragraph">
      <style:paragraph-properties fo:text-align="justify" fo:margin-top="0.1666in" fo:line-height="100%"/>
    </style:style>
    <style:style style:name="T154" style:parent-style-name="DefaultParagraphFont" style:family="text">
      <style:text-properties fo:language="en" fo:country="US"/>
    </style:style>
    <style:style style:name="T155" style:parent-style-name="DefaultParagraphFont" style:family="text">
      <style:text-properties fo:language="en" fo:country="US"/>
    </style:style>
    <style:style style:name="TableCell1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text-align="justify" fo:margin-top="0.1666in" fo:line-height="100%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language="en" fo:country="US"/>
    </style:style>
    <style:style style:name="T160" style:parent-style-name="DefaultParagraphFont" style:family="text">
      <style:text-properties fo:language="en" fo:country="US"/>
    </style:style>
    <style:style style:name="P16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6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6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6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167" style:family="table-row">
      <style:table-row-properties style:min-row-height="1.2743in" style:use-optimal-row-height="false"/>
    </style:style>
    <style:style style:name="TableCell16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text-align="center" fo:margin-top="0.1666in" fo:line-height="100%"/>
    </style:style>
    <style:style style:name="T170" style:parent-style-name="DefaultParagraphFont" style:family="text">
      <style:text-properties fo:font-weight="bold" style:font-weight-asian="bold"/>
    </style:style>
    <style:style style:name="TableCell1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text-align="justify" fo:margin-top="0.1666in" fo:line-height="100%"/>
    </style:style>
    <style:style style:name="T173" style:parent-style-name="DefaultParagraphFont" style:family="text">
      <style:text-properties fo:language="en" fo:country="US"/>
    </style:style>
    <style:style style:name="P17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7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text-align="justify" fo:margin-top="0.1666in" fo:line-height="100%"/>
    </style:style>
    <style:style style:name="P180" style:parent-style-name="Standard" style:family="paragraph">
      <style:paragraph-properties fo:text-align="justify" fo:margin-top="0.1666in" fo:line-height="100%"/>
    </style:style>
    <style:style style:name="TableCell1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8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8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18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text-align="justify" fo:margin-top="0.1666in" fo:line-height="100%"/>
    </style:style>
    <style:style style:name="P19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191" style:family="table-row">
      <style:table-row-properties style:min-row-height="0.8993in" style:use-optimal-row-height="false"/>
    </style:style>
    <style:style style:name="TableCell19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text-align="center" fo:margin-top="0.1666in" fo:line-height="100%"/>
    </style:style>
    <style:style style:name="T194" style:parent-style-name="DefaultParagraphFont" style:family="text">
      <style:text-properties fo:font-weight="bold" style:font-weight-asian="bold"/>
    </style:style>
    <style:style style:name="TableCell1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text-align="justify" fo:margin-top="0.1666in" fo:line-height="100%"/>
    </style:style>
    <style:style style:name="P197" style:parent-style-name="Standard" style:family="paragraph">
      <style:paragraph-properties fo:text-align="justify" fo:margin-top="0.1666in" fo:line-height="100%"/>
    </style:style>
    <style:style style:name="TableCell1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text-align="justify" fo:margin-top="0.1666in" fo:line-height="100%"/>
    </style:style>
    <style:style style:name="T200" style:parent-style-name="DefaultParagraphFont" style:family="text">
      <style:text-properties fo:language="en" fo:country="US"/>
    </style:style>
    <style:style style:name="TableCell2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2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text-align="justify" fo:margin-top="0.1666in" fo:line-height="100%"/>
    </style:style>
    <style:style style:name="T205" style:parent-style-name="DefaultParagraphFont" style:family="text">
      <style:text-properties fo:language="en" fo:country="US"/>
    </style:style>
    <style:style style:name="TableCell2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text-align="justify" fo:margin-top="0.1666in" fo:line-height="100%"/>
    </style:style>
    <style:style style:name="T208" style:parent-style-name="DefaultParagraphFont" style:family="text">
      <style:text-properties fo:language="en" fo:country="US"/>
    </style:style>
    <style:style style:name="TableCell2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1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211" style:family="table-row">
      <style:table-row-properties style:min-row-height="2.2118in" style:use-optimal-row-height="false"/>
    </style:style>
    <style:style style:name="TableCell21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text-align="center" fo:margin-top="0.1666in" fo:line-height="100%"/>
    </style:style>
    <style:style style:name="T214" style:parent-style-name="DefaultParagraphFont" style:family="text">
      <style:text-properties fo:font-weight="bold" style:font-weight-asian="bold"/>
    </style:style>
    <style:style style:name="TableCell2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text-align="justify" fo:margin-top="0.1666in" fo:line-height="100%"/>
    </style:style>
    <style:style style:name="T217" style:parent-style-name="DefaultParagraphFont" style:family="text">
      <style:text-properties fo:language="en" fo:country="US"/>
    </style:style>
    <style:style style:name="TableCell2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19" style:parent-style-name="Standard" style:family="paragraph">
      <style:paragraph-properties fo:text-align="justify" fo:margin-top="0.1666in" fo:line-height="100%"/>
    </style:style>
    <style:style style:name="TableCell2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2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text-align="justify" fo:margin-top="0.1666in" fo:line-height="100%"/>
    </style:style>
    <style:style style:name="T224" style:parent-style-name="DefaultParagraphFont" style:family="text">
      <style:text-properties fo:language="en" fo:country="US"/>
    </style:style>
    <style:style style:name="T225" style:parent-style-name="DefaultParagraphFont" style:family="text">
      <style:text-properties fo:language="en" fo:country="US"/>
    </style:style>
    <style:style style:name="TableCell2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text-align="justify" fo:margin-top="0.1666in" fo:line-height="100%"/>
    </style:style>
    <style:style style:name="T228" style:parent-style-name="DefaultParagraphFont" style:family="text">
      <style:text-properties fo:language="en" fo:country="US"/>
    </style:style>
    <style:style style:name="P22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2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31" style:parent-style-name="Standard" style:family="paragraph">
      <style:paragraph-properties fo:text-align="justify" fo:margin-top="0.1666in" fo:line-height="100%"/>
    </style:style>
    <style:style style:name="T232" style:parent-style-name="DefaultParagraphFont" style:family="text">
      <style:text-properties fo:language="en" fo:country="US"/>
    </style:style>
    <style:style style:name="P23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3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235" style:parent-style-name="Standard" style:family="paragraph">
      <style:paragraph-properties fo:text-align="justify" fo:margin-top="0.1666in" fo:margin-bottom="0.1666in" fo:line-height="100%"/>
    </style:style>
    <style:style style:name="P236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are the different types of suppliers</text:span>?</text:p>
            <text:p text:style-name="P41">What all products are being supplied by the suppliers?</text:p>
            <text:p text:style-name="P42">What is the production costs charged by the suppliers?</text:p>
            <text:p text:style-name="P43">What is the mode of payments used to pay the suppliers?</text:p>
            <text:p text:style-name="P44">What are the types of contracts they have?</text:p>
            <text:soft-page-break/>
            <text:p text:style-name="P45">What is the quality of the product?</text:p>
          </table:table-cell>
          <table:table-cell table:style-name="TableCell46">
            <text:p text:style-name="P47"><text:span text:style-name="T48">What type of trucks are used to transport the supplies</text:span>?</text:p>
            <text:p text:style-name="P49">What are the issues faced by the transporters while transporting the supplies?</text:p>
            <text:p text:style-name="P50">What is the cost that is being charged for moving the supplies to the supermarket’s warehouse?</text:p>
            <text:p text:style-name="P51">What is the frequency and shift timings of the transportation staff?</text:p>
          </table:table-cell>
          <table:table-cell table:style-name="TableCell52">
            <text:p text:style-name="P53"><text:span text:style-name="T54">What are the robotic equipments that are used in the warehouse to stack the supplies in the warehouse</text:span>?</text:p>
            <text:p text:style-name="P55">What is the<text:s/>capacity<text:s/>of<text:s/>a<text:s/>warehouse?</text:p>
            <text:p text:style-name="P56">What is the working and closing hours of the warehouse?</text:p>
            <text:p text:style-name="P57">What types of storage units are accommodated in the warehouse?</text:p>
            <text:p text:style-name="P58">What is the manpower needed at the warehouse?</text:p>
            <text:p text:style-name="P59"/>
          </table:table-cell>
          <table:table-cell table:style-name="TableCell60">
            <text:p text:style-name="P61"><text:span text:style-name="T62">What type of trucks are used to transport the supplies</text:span>?</text:p>
            <text:p text:style-name="P63">What are the issues faced by the transporters while transporting the supplies?</text:p>
            <text:p text:style-name="P64">What is the cost that is being charged for moving the supplies to the store from warehouse?</text:p>
            <text:p text:style-name="P65"><text:span text:style-name="T66">What is the frequency and shift timings of the transportation staff?</text:span></text:p>
          </table:table-cell>
          <table:table-cell table:style-name="TableCell67">
            <text:p text:style-name="P68">What is the size of the buffer supply area?</text:p>
            <text:p text:style-name="P69">What is the working and closing hours of the Store?</text:p>
            <text:p text:style-name="P70">What is the size of the store?</text:p>
            <text:p text:style-name="P71">What type of customers usually buy supplies from the stores?</text:p>
            <text:p text:style-name="P72">What type of products are sold in the store?</text:p>
            <text:p text:style-name="P73">What are the different billing and payment methods used in the store for the buyers?</text:p>
            <text:p text:style-name="P74">What are expectations of a customer on product quality?</text:p>
            <text:p text:style-name="P75"/>
            <text:p text:style-name="P76"/>
          </table:table-cell>
          <table:table-cell table:style-name="TableCell77">
            <text:p text:style-name="P78"><text:span text:style-name="T79">What type of customers usually shop from the store (For Example, local retailers, Distributors etc</text:span>?</text:p>
            <text:p text:style-name="P80"><text:span text:style-name="T81">What are the products that are most frequently bought by the customers</text:span>?</text:p>
            <text:p text:style-name="P82"/>
          </table:table-cell>
        </table:table-row>
        <table:table-row table:style-name="TableRow83">
          <table:table-cell table:style-name="TableCell84">
            <text:p text:style-name="P85"><text:span text:style-name="T86">How?</text:span></text:p>
          </table:table-cell>
          <table:table-cell table:style-name="TableCell87">
            <text:p text:style-name="P88"><text:span text:style-name="T89">How many people are involved in the supplying process</text:span>?</text:p>
            <text:p text:style-name="P90">How<text:s/>are the supplies delivered to the warehouse?</text:p>
            <text:p text:style-name="P91">How many suppliers does a warehouse have?</text:p>
            <text:p text:style-name="P92"/>
          </table:table-cell>
          <table:table-cell table:style-name="TableCell93">
            <text:p text:style-name="P94"><text:span text:style-name="T95">How many times a truck needs to pick the supplies and deliver to warehouse in a day</text:span>?</text:p>
            <text:p text:style-name="P96">How much staffing is needed for the transportation?</text:p>
            <text:p text:style-name="P97">How many vehichles are allotted for transportation from supplier to warehouse?</text:p>
            <text:p text:style-name="P98">How are the schedules arrived at?</text:p>
          </table:table-cell>
          <table:table-cell table:style-name="TableCell99">
            <text:p text:style-name="P100"><text:span text:style-name="T101">How are the supplies stacked and segregated at the warehouse</text:span>?</text:p>
            <text:p text:style-name="P102">How much electricity is consumed at the warehouse?</text:p>
            <text:p text:style-name="P103">How much staffing is needed in a warehouse?</text:p>
            <text:p text:style-name="P104">How many warehouses in one particular location?</text:p>
            <text:p text:style-name="P105"/>
            <text:p text:style-name="P106"/>
          </table:table-cell>
          <table:table-cell table:style-name="TableCell107">
            <text:p text:style-name="P108">How are the schedules arrived at?</text:p>
            <text:p text:style-name="P109"><text:span text:style-name="T110">How many times a truck needs to pick the supplies and deliver to store in a day</text:span>?</text:p>
            <text:p text:style-name="P111">How much staffing is needed for the transportation?</text:p>
            <text:p text:style-name="P112">How many vehichles are allotted for transportation from supplier to warehouse?</text:p>
            <text:p text:style-name="P113"/>
            <text:p text:style-name="P114"/>
          </table:table-cell>
          <table:table-cell table:style-name="TableCell115">
            <text:p text:style-name="P116"><text:span text:style-name="T117">How much is the capacity of a store</text:span>?</text:p>
            <text:p text:style-name="P118">How are the supplies/products categorized while stacking?</text:p>
            <text:p text:style-name="P119"><text:s/><text:span text:style-name="T120">How much staffing is needed to manage a store?</text:span></text:p>
            <text:p text:style-name="P121">How much electricity is consumed by the store for storing supplies?</text:p>
            <text:p text:style-name="P122">How many stores in a city or area?</text:p>
            <text:p text:style-name="P123"/>
          </table:table-cell>
          <table:table-cell table:style-name="TableCell124">
            <text:p text:style-name="P125">How is the store layout<text:s/>optimized?</text:p>
            <text:p text:style-name="P126">How frequently customers visit the store?</text:p>
            <text:p text:style-name="P127">How many customers visit the store in a day?</text:p>
            <text:p text:style-name="P128">How much a customer spends to buy supplies in a store on an average in a day? <text:s/></text:p>
            <text:p text:style-name="P129"><text:s/></text:p>
          </table:table-cell>
        </table:table-row>
        <table:table-row table:style-name="TableRow130">
          <table:table-cell table:style-name="TableCell131">
            <text:p text:style-name="P132"><text:span text:style-name="T133">Who?</text:span></text:p>
          </table:table-cell>
          <table:table-cell table:style-name="TableCell134">
            <text:p text:style-name="P135">Who are the suppliers?</text:p>
            <text:p text:style-name="P136">Who manages packagin<text:soft-page-break/>g of supplies?</text:p>
            <text:p text:style-name="P137">Who checks the quality of a product/supply?</text:p>
            <text:p text:style-name="P138">Who manages the demand and supply?</text:p>
            <text:p text:style-name="P139"/>
          </table:table-cell>
          <table:table-cell table:style-name="TableCell140">
            <text:p text:style-name="P141">Who are the transporters?</text:p>
            <text:p text:style-name="P142">Who manages the assigning of<text:s/><text:soft-page-break/>vehicles for transportation?</text:p>
          </table:table-cell>
          <table:table-cell table:style-name="TableCell143">
            <text:p text:style-name="P144"><text:s/><text:span text:style-name="T145">Who looks after the staffing at warehouse?</text:span></text:p>
            <text:p text:style-name="P146">Who manages the storage<text:s/><text:soft-page-break/>and supply at warehouse?</text:p>
            <text:p text:style-name="P147">Who manages the warehouse?</text:p>
            <text:p text:style-name="P148">Who publishes<text:s/>the daily report?</text:p>
            <text:p text:style-name="P149">Who manages the data entry of supplies?</text:p>
            <text:p text:style-name="P150"/>
          </table:table-cell>
          <table:table-cell table:style-name="TableCell151">
            <text:p text:style-name="P152">Who are the transporters?</text:p>
            <text:p text:style-name="P153"><text:span text:style-name="T154">Who manages the assigning<text:s/></text:span><text:soft-page-break/><text:span text:style-name="T155">the of vehicles for transportation?</text:span></text:p>
          </table:table-cell>
          <table:table-cell table:style-name="TableCell156">
            <text:p text:style-name="P157"><text:s/><text:span text:style-name="T158">Who looks<text:s/></text:span><text:span text:style-name="T159">after</text:span><text:span text:style-name="T160"><text:s/>the staffing at store?</text:span></text:p>
            <text:p text:style-name="P161">Who manages the<text:s/>inventory<text:s/>and<text:s/><text:soft-page-break/>supply at<text:s/>store?</text:p>
            <text:p text:style-name="P162">Who manages the store?</text:p>
            <text:p text:style-name="P163">Who publishes<text:s/>the daily report?</text:p>
            <text:p text:style-name="P164">Who manages the data entry of supplies?</text:p>
          </table:table-cell>
          <table:table-cell table:style-name="TableCell165">
            <text:p text:style-name="P166">Who assist the customers with a query?</text:p>
          </table:table-cell>
        </table:table-row>
        <table:table-row table:style-name="TableRow167">
          <table:table-cell table:style-name="TableCell168">
            <text:p text:style-name="P169"><text:span text:style-name="T170">When?</text:span></text:p>
          </table:table-cell>
          <table:table-cell table:style-name="TableCell171">
            <text:p text:style-name="P172"><text:s/><text:span text:style-name="T173">When is the demand in supply is high?</text:span></text:p>
            <text:p text:style-name="P174">When does a supplier fails to deliver the supplies?</text:p>
          </table:table-cell>
          <table:table-cell table:style-name="TableCell175">
            <text:p text:style-name="P176">When does the transport vehicles needs to work overtime?</text:p>
            <text:p text:style-name="P177"/>
          </table:table-cell>
          <table:table-cell table:style-name="TableCell178">
            <text:p text:style-name="P179">When do the warehouses receive goods from the transporters?</text:p>
            <text:p text:style-name="P180"/>
          </table:table-cell>
          <table:table-cell table:style-name="TableCell181">
            <text:p text:style-name="P182">When does the transport vehicles needs to work overtime?</text:p>
          </table:table-cell>
          <table:table-cell table:style-name="TableCell183">
            <text:p text:style-name="P184">When does the store gets busy?</text:p>
            <text:p text:style-name="P185">When is the store fully stocked?</text:p>
            <text:p text:style-name="P186">When does a product/supply is sold at a discounted rate?</text:p>
            <text:p text:style-name="P187"/>
          </table:table-cell>
          <table:table-cell table:style-name="TableCell188">
            <text:p text:style-name="P189">When do they visit the store?</text:p>
            <text:p text:style-name="P190">When does a customer can avail more discounts?</text:p>
          </table:table-cell>
        </table:table-row>
        <table:table-row table:style-name="TableRow191">
          <table:table-cell table:style-name="TableCell192">
            <text:p text:style-name="P193"><text:span text:style-name="T194">Where?</text:span></text:p>
          </table:table-cell>
          <table:table-cell table:style-name="TableCell195">
            <text:p text:style-name="P196">Where are the suppliers located?</text:p>
            <text:p text:style-name="P197"/>
          </table:table-cell>
          <table:table-cell table:style-name="TableCell198">
            <text:p text:style-name="P199"><text:s/><text:span text:style-name="T200">Where are the transporters located?</text:span></text:p>
          </table:table-cell>
          <table:table-cell table:style-name="TableCell201">
            <text:p text:style-name="P202">Where is the warehouse located?</text:p>
          </table:table-cell>
          <table:table-cell table:style-name="TableCell203">
            <text:p text:style-name="P204"><text:s/><text:span text:style-name="T205">Where are the transporters located?</text:span></text:p>
          </table:table-cell>
          <table:table-cell table:style-name="TableCell206">
            <text:p text:style-name="P207"><text:s/><text:span text:style-name="T208">Where are the Stores located?</text:span></text:p>
          </table:table-cell>
          <table:table-cell table:style-name="TableCell209">
            <text:p text:style-name="P210"/>
          </table:table-cell>
        </table:table-row>
        <text:soft-page-break/>
        <table:table-row table:style-name="TableRow211">
          <table:table-cell table:style-name="TableCell212">
            <text:p text:style-name="P213"><text:span text:style-name="T214">Which?</text:span></text:p>
          </table:table-cell>
          <table:table-cell table:style-name="TableCell215">
            <text:p text:style-name="P216"><text:s/><text:span text:style-name="T217">Which is the best quality supplier firm in the country/city?</text:span></text:p>
          </table:table-cell>
          <table:table-cell table:style-name="TableCell218">
            <text:p text:style-name="P219">Which prominent routes are used by the transporters for navigating between the suppliers and the warehouses?</text:p>
          </table:table-cell>
          <table:table-cell table:style-name="TableCell220">
            <text:p text:style-name="P221">Which warehouse Is fully equipped to store all kinds of supplies and hich is not fully quipped?</text:p>
          </table:table-cell>
          <table:table-cell table:style-name="TableCell222">
            <text:p text:style-name="P223">Which prominent routes are used by the transporters for navigating between the<text:s/><text:span text:style-name="T224">Warehouse</text:span><text:s/>and the<text:s/><text:span text:style-name="T225">Store</text:span>?</text:p>
          </table:table-cell>
          <table:table-cell table:style-name="TableCell226">
            <text:p text:style-name="P227"><text:s/><text:span text:style-name="T228">Which store makes the highest revenue every quarter?</text:span></text:p>
            <text:p text:style-name="P229"/>
          </table:table-cell>
          <table:table-cell table:style-name="TableCell230">
            <text:p text:style-name="P231"><text:s/><text:span text:style-name="T232">Which stores are having offers?</text:span></text:p>
            <text:p text:style-name="P233">Which store is visited more frequesntly by the customers?</text:p>
            <text:p text:style-name="P234">Which store is customer friendly?</text:p>
          </table:table-cell>
        </table:table-row>
      </table:table>
      <text:p text:style-name="P235"><text:s/></text:p>
      <text:p text:style-name="P23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0 0 4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pt" fo:hyphenate="false"/>
    </style:style>
    <style:style style:name="HeaderChar" style:display-name="Header Char" style:family="text" style:parent-style-name="DefaultParagraphFont">
      <style:text-properties style:font-name-complex="Mangal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rilatha, Ambeerkar</dc:creator>
    <meta:creation-date>2022-06-04T08:36:00Z</meta:creation-date>
    <dc:date>2022-06-04T11:49:00Z</dc:date>
    <meta:template xlink:href="Normal" xlink:type="simple"/>
    <meta:editing-cycles>2</meta:editing-cycles>
    <meta:editing-duration>PT10080S</meta:editing-duration>
    <meta:user-defined meta:name="MSIP_Label_dad3be33-4108-4738-9e07-d8656a181486_Enabled">true</meta:user-defined>
    <meta:user-defined meta:name="MSIP_Label_dad3be33-4108-4738-9e07-d8656a181486_SetDate">2022-06-04T08:37:01Z</meta:user-defined>
    <meta:user-defined meta:name="MSIP_Label_dad3be33-4108-4738-9e07-d8656a181486_Method">Privileged</meta:user-defined>
    <meta:user-defined meta:name="MSIP_Label_dad3be33-4108-4738-9e07-d8656a181486_Name">Public No Visual Label</meta:user-defined>
    <meta:user-defined meta:name="MSIP_Label_dad3be33-4108-4738-9e07-d8656a181486_SiteId">945c199a-83a2-4e80-9f8c-5a91be5752dd</meta:user-defined>
    <meta:user-defined meta:name="MSIP_Label_dad3be33-4108-4738-9e07-d8656a181486_ActionId">53256551-2710-4dc2-8fbb-af0402137442</meta:user-defined>
    <meta:user-defined meta:name="MSIP_Label_dad3be33-4108-4738-9e07-d8656a181486_ContentBits">0</meta:user-defined>
    <meta:document-statistic meta:page-count="4" meta:paragraph-count="10" meta:word-count="768" meta:character-count="5142" meta:row-count="36" meta:non-whitespace-character-count="4384"/>
  </office:meta>
</office:document-meta>
</file>